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left" fo:margin-bottom="10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left" fo:margin-bottom="10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left" fo:margin-bottom="10.00pt"/>
    </style:style>
    <text:list-style style:name="L23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23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RoadMap GTA Project</text:span><text:span text:style-name="T2"/></text:p>
      <text:p text:style-name="P1"><text:span text:style-name="T3">1. Определение целей и задач</text:span><text:span text:style-name="T4"/></text:p>
      <text:list text:style-name="L2">
        <text:list-item>
          <text:p text:style-name="P2"><text:span text:style-name="T4"><text:s text:c="4"/>Главная цель проекта: Четко сформулируйте основную цель вашего проекта, будь то создание уникального RPG-сервера, ролевой площадки или PvP-арены.</text:span></text:p>
        </text:list-item>
        <text:list-item>
          <text:p text:style-name="P2"><text:span text:style-name="T4"><text:s text:c="4"/>Долгосрочные и краткосрочные цели: Определите ключевые цели на ближайшие месяцы и на более отдаленный период. Например, долгосрочная цель может включать создание полноценного RPG-сервера, а краткосрочная<text:s/></text:span><text:span text:style-name="T5">—<text:s/></text:span><text:span text:style-name="T6">реализация базовой экономической системы.</text:span></text:p>
        </text:list-item>
      </text:list>
      <text:p text:style-name="P3"><text:span text:style-name="T6"/></text:p>
      <text:p text:style-name="P3"><text:span text:style-name="T7">2. Разделение проекта на этапы</text:span><text:span text:style-name="T8"/></text:p>
      <text:p text:style-name="P3"><text:span text:style-name="T8"/></text:p>
      <text:list text:style-name="L4">
        <text:list-item>
          <text:p text:style-name="P4"><text:span text:style-name="T8"><text:s text:c="4"/>Этапы разработки: Разделите процесс разработки на этапы, такие как концептуализация, прототипирование, альфа-версия, бета-версия и релиз.</text:span></text:p>
        </text:list-item>
        <text:list-item>
          <text:p text:style-name="P4"><text:span text:style-name="T8"><text:s text:c="4"/>Модульность: Разделите функционал проекта на модули (например, система регистрации и авторизации, экономика, работы и карьеры, транспортная система и т. д.). Это позволит легче управлять разработкой и внедрением отдельных элементов.</text:span></text:p>
        </text:list-item>
      </text:list>
      <text:p text:style-name="P5"><text:span text:style-name="T8"/></text:p>
      <text:p text:style-name="P5"><text:span text:style-name="T9">3. Приоритизация задач</text:span><text:span text:style-name="T10"/></text:p>
      <text:p text:style-name="P5"><text:span text:style-name="T10"/></text:p>
      <text:list text:style-name="L6">
        <text:list-item>
          <text:p text:style-name="P6"><text:span text:style-name="T10"><text:s text:c="4"/>Определение приоритетов: Определите, какие функции и системы должны быть реализованы в первую очередь. Например, базовые системы (создание персонажа, регистрация) должны быть реализованы на ранних этапах.</text:span></text:p>
        </text:list-item>
        <text:list-item>
          <text:p text:style-name="P6"><text:span text:style-name="T10"><text:s text:c="4"/>MVP (Минимально жизнеспособный продукт): Определите минимальный набор функций, необходимый для запуска сервера в тестовом режиме и сбора обратной связи от пользователей.</text:span></text:p>
        </text:list-item>
      </text:list>
      <text:p text:style-name="P7"><text:span text:style-name="T10"/></text:p>
      <text:p text:style-name="P7"><text:span text:style-name="T11">4. Создание графика</text:span><text:span text:style-name="T12"/></text:p>
      <text:p text:style-name="P7"><text:span text:style-name="T12"/></text:p>
      <text:list text:style-name="L8">
        <text:list-item>
          <text:p text:style-name="P8"><text:span text:style-name="T12"><text:s text:c="4"/>Таймлайны и дедлайны: Установите реальные сроки для каждого этапа разработки. Это поможет команде сосредоточиться на выполнении задач и позволит избежать задержек.</text:span></text:p>
        </text:list-item>
        <text:list-item>
          <text:p text:style-name="P8"><text:span text:style-name="T12"><text:s text:c="4"/>Гибкость: Важно, чтобы дорожная карта оставалась гибкой, чтобы можно было адаптироваться к изменениям или неожиданным проблемам. Рассмотрите возможность использования методологий, таких как Agile или Scrum, для гибкого управления проектом.</text:span></text:p>
        </text:list-item>
      </text:list>
      <text:p text:style-name="P9"><text:span text:style-name="T12"/></text:p>
      <text:p text:style-name="P9"><text:span text:style-name="T13">5. Документация и коммуникация</text:span><text:span text:style-name="T14"/></text:p>
      <text:p text:style-name="P9"><text:span text:style-name="T14"/></text:p>
      <text:list text:style-name="L10">
        <text:list-item>
          <text:p text:style-name="P10"><text:span text:style-name="T14"><text:s text:c="4"/>Дорожная карта в визуальном формате: Создайте визуальную дорожную карту (например, в виде диаграммы Ганта), чтобы наглядно представлять этапы и сроки выполнения задач. Это может быть полезно как для команды, так и для сообщества.</text:span></text:p>
        </text:list-item>
        <text:list-item>
          <text:p text:style-name="P10"><text:span text:style-name="T14"><text:s text:c="4"/>Регулярные обновления: Организуйте регулярные встречи с командой, чтобы обсудить прогресс, возникшие проблемы и обновления. Это поможет держать всех в курсе и корректировать планы по мере необходимости.</text:span></text:p>
        </text:list-item>
      </text:list>
      <text:p text:style-name="P11"><text:span text:style-name="T14"/></text:p>
      <text:p text:style-name="P11"><text:span text:style-name="T15">6. Разработка и тестирование</text:span><text:span text:style-name="T16"/></text:p>
      <text:p text:style-name="P11"><text:span text:style-name="T16"/></text:p>
      <text:list text:style-name="L12">
        <text:list-item>
          <text:p text:style-name="P12"><text:span text:style-name="T16"><text:s text:c="4"/>Итеративная разработка: Реализуйте функции поэтапно и проводите тестирование на каждом этапе. Это позволит выявлять ошибки и недочеты на ранних стадиях, избегая накопления проблем.</text:span></text:p>
        </text:list-item>
        <text:list-item>
          <text:p text:style-name="P12"><text:span text:style-name="T16"><text:s text:c="4"/>Обратная связь от пользователей: После каждого крупного обновления или релиза новой функции привлекайте активных игроков для тестирования и сбора отзывов. Это поможет улучшить качество проекта.</text:span></text:p>
        </text:list-item>
      </text:list>
      <text:p text:style-name="P13"><text:span text:style-name="T16"/></text:p>
      <text:p text:style-name="P13"><text:span text:style-name="T17">7. Релизы и обновления</text:span><text:span text:style-name="T18"/></text:p>
      <text:p text:style-name="P13"><text:span text:style-name="T18"/></text:p>
      <text:list text:style-name="L14">
        <text:list-item>
          <text:p text:style-name="P14"><text:span text:style-name="T18"><text:s text:c="4"/>Альфа и бета-версии: Выпускайте альфа- и бета-версии сервера для тестирования, приглашая ограниченное число игроков. Это поможет отловить баги и улучшить проект перед полноценным запуском.</text:span></text:p>
        </text:list-item>
        <text:list-item>
          <text:p text:style-name="P14"><text:span text:style-name="T18"><text:s text:c="4"/>Регулярные обновления контента: Запланируйте регулярные обновления контента и функционала, чтобы поддерживать интерес игроков и развивать проект.</text:span></text:p>
        </text:list-item>
      </text:list>
      <text:p text:style-name="P15"><text:span text:style-name="T18"/></text:p>
      <text:p text:style-name="P16"><text:span text:style-name="T19">8. Монетизация и экономика проекта</text:span><text:span text:style-name="T20"/></text:p>
      <text:p text:style-name="P16"><text:span text:style-name="T20"/></text:p>
      <text:list text:style-name="L17">
        <text:list-item>
          <text:p text:style-name="P17"><text:span text:style-name="T20"><text:s text:c="4"/>План монетизации: Если вы планируете монетизировать проект, определите, на каком этапе будет внедрена монетизация (например, через донаты, платные подписки или внутриигровую валюту).</text:span></text:p>
        </text:list-item>
        <text:list-item>
          <text:p text:style-name="P17"><text:span text:style-name="T20"><text:s text:c="4"/>Сбалансированность: Важно, чтобы монетизация не нарушала баланс игры и не приводила к появлению<text:s/></text:span><text:span text:style-name="T21">«pay-to-win»<text:s/></text:span><text:span text:style-name="T22">элементов, чтобы сохранить лояльность игроков.</text:span></text:p>
        </text:list-item>
      </text:list>
      <text:p text:style-name="P18"><text:span text:style-name="T22"/></text:p>
      <text:p text:style-name="P18"><text:span text:style-name="T23">9. Поддержка и развитие сообщества</text:span><text:span text:style-name="T24"/></text:p>
      <text:p text:style-name="P18"><text:span text:style-name="T24"/></text:p>
      <text:list text:style-name="L19">
        <text:list-item>
          <text:p text:style-name="P19"><text:span text:style-name="T24"><text:s text:c="4"/>Форумы и социальные сети: Создайте платформы для общения с игроками (форумы, Discord, группы в соцсетях) и активно поддерживайте связь с сообществом.</text:span></text:p>
        </text:list-item>
        <text:list-item>
          <text:p text:style-name="P19"><text:span text:style-name="T24"><text:s text:c="4"/>Обратная связь и вовлечение: Вовлекайте сообщество в процесс разработки, запрашивая идеи и предложения, проводя опросы и обсуждения. Это поможет укрепить связь с игроками и улучшить проект на основе их мнений.</text:span></text:p>
        </text:list-item>
      </text:list>
      <text:p text:style-name="P20"><text:span text:style-name="T24"/></text:p>
      <text:p text:style-name="P20"><text:span text:style-name="T25">10. Пострелизная поддержка</text:span><text:span text:style-name="T26"/></text:p>
      <text:p text:style-name="P20"><text:span text:style-name="T26"/></text:p>
      <text:list text:style-name="L21">
        <text:list-item>
          <text:p text:style-name="P21"><text:span text:style-name="T26"><text:s text:c="4"/>Обновления и багфиксы: После релиза продолжайте поддерживать проект, выпуская обновления, исправления ошибок и новые функции.</text:span></text:p>
        </text:list-item>
        <text:list-item>
          <text:p text:style-name="P21"><text:span text:style-name="T26"><text:s text:c="4"/>Анализ и улучшение: Анализируйте статистику использования сервера, поведение игроков и их отзывы, чтобы вносить изменения и улучшения в проект.</text:span></text:p>
        </text:list-item>
      </text:list>
      <text:p text:style-name="P22"><text:span text:style-name="T26"/></text:p>
      <text:p text:style-name="P22"><text:span text:style-name="T26"/></text:p>
      <text:list text:style-name="L23">
        <text:list-item>
          <text:p text:style-name="P23"><text:span text:style-name="T26"><text:s text:c="4"/>Базовые функции и инфраструктура</text:span></text:p>
        </text:list-item>
        <text:list-item>
          <text:p text:style-name="P23"><text:span text:style-name="T26"><text:s text:c="8"/>Создание системы регистрации и авторизации.</text:span></text:p>
        </text:list-item>
        <text:list-item>
          <text:p text:style-name="P23"><text:span text:style-name="T26"><text:s text:c="8"/>Внедрение базовых функций персонажа (создание, настройка, сохранение).</text:span></text:p>
        </text:list-item>
        <text:list-item>
          <text:p text:style-name="P23"><text:span text:style-name="T26"><text:s text:c="8"/>Настройка серверной инфраструктуры.</text:span></text:p>
        </text:list-item>
        <text:list-item>
          <text:p text:style-name="P23"><text:span text:style-name="T26"/></text:p>
        </text:list-item>
        <text:list-item>
          <text:p text:style-name="P23"><text:span text:style-name="T26"><text:s text:c="4"/>Основные игровые механики</text:span></text:p>
        </text:list-item>
        <text:list-item>
          <text:p text:style-name="P23"><text:span text:style-name="T26"><text:s text:c="8"/>Реализация системы занятости и экономической модели.</text:span></text:p>
        </text:list-item>
        <text:list-item>
          <text:p text:style-name="P23"><text:span text:style-name="T26"><text:s text:c="8"/>Разработка транспортной системы и механики владения.</text:span></text:p>
        </text:list-item>
        <text:list-item>
          <text:p text:style-name="P23"><text:span text:style-name="T26"><text:s text:c="8"/>Внедрение криминальной и правовой системы.</text:span></text:p>
        </text:list-item>
        <text:list-item>
          <text:p text:style-name="P23"><text:span text:style-name="T26"/></text:p>
        </text:list-item>
        <text:list-item>
          <text:p text:style-name="P23"><text:span text:style-name="T26"><text:s text:c="4"/>Тестирование и оптимизация</text:span></text:p>
        </text:list-item>
        <text:list-item>
          <text:p text:style-name="P23"><text:span text:style-name="T26"><text:s text:c="8"/>Проведение альфа-тестирования с ограниченным числом игроков.</text:span></text:p>
        </text:list-item>
        <text:list-item>
          <text:p text:style-name="P23"><text:span text:style-name="T26"><text:s text:c="8"/>Оптимизация производительности сервера.</text:span></text:p>
        </text:list-item>
        <text:list-item>
          <text:p text:style-name="P23"><text:span text:style-name="T26"><text:s text:c="8"/>Внедрение системы античита.</text:span></text:p>
        </text:list-item>
        <text:list-item>
          <text:p text:style-name="P23"><text:span text:style-name="T26"/></text:p>
        </text:list-item>
        <text:list-item>
          <text:p text:style-name="P23"><text:span text:style-name="T26"><text:s text:c="4"/>Контент и расширение</text:span></text:p>
        </text:list-item>
        <text:list-item>
          <text:p text:style-name="P23"><text:span text:style-name="T26"><text:s text:c="8"/>Добавление новых профессий, квестов и миссий.</text:span></text:p>
        </text:list-item>
        <text:list-item>
          <text:p text:style-name="P23"><text:span text:style-name="T26"><text:s text:c="8"/>Реализация системы бизнесов и недвижимости.</text:span></text:p>
        </text:list-item>
        <text:list-item>
          <text:p text:style-name="P23"><text:span text:style-name="T26"><text:s text:c="8"/>Введение системы достижений и уникальных событий.</text:span></text:p>
        </text:list-item>
        <text:list-item>
          <text:p text:style-name="P23"><text:span text:style-name="T26"/></text:p>
        </text:list-item>
        <text:list-item>
          <text:p text:style-name="P23"><text:span text:style-name="T26"><text:s text:c="4"/>Релиз и поддержка</text:span></text:p>
        </text:list-item>
        <text:list-item>
          <text:p text:style-name="P23"><text:span text:style-name="T26"><text:s text:c="8"/>Запуск бета-версии для широкой аудитории.</text:span></text:p>
        </text:list-item>
        <text:list-item>
          <text:p text:style-name="P23"><text:span text:style-name="T26"><text:s text:c="8"/>Сбор отзывов и багфиксы.</text:span></text:p>
        </text:list-item>
        <text:list-item>
          <text:p text:style-name="P23"><text:span text:style-name="T26"><text:s text:c="8"/>Полноценный релиз сервера и начало пострелизной поддержки.</text:span><text:span text:style-name="T2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